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3.4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IMPF</text:p>
          </table:table-cell>
          <table:table-cell office:value-type="string" calcext:value-type="string">
            <text:p>pro:rel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PPRE</text:p>
          </table:table-cell>
          <table:table-cell office:value-type="string" calcext:value-type="string">
            <text:p>prep INF</text:p>
          </table:table-cell>
          <table:table-cell office:value-type="string" calcext:value-type="string">
            <text:p>conj de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p n</text:p>
          </table:table-cell>
          <table:table-cell office:value-type="string" calcext:value-type="string">
            <text:p>c'est que </text:p>
          </table:table-cell>
          <table:table-cell office:value-type="string" calcext:value-type="string">
            <text:p>c'est que</text:p>
          </table:table-cell>
          <table:table-cell table:number-columns-repeated="2" office:value-type="string" calcext:value-type="string">
            <text:p>y a que</text:p>
          </table:table-cell>
          <table:table-cell office:value-type="string" calcext:value-type="string">
            <text:p>v INF</text:p>
          </table:table-cell>
          <table:table-cell office:value-type="string" calcext:value-type="string">
            <text:p>di qu</text:p>
          </table:table-cell>
          <table:table-cell office:value-type="string" calcext:value-type="string">
            <text:p>plu qu</text:p>
          </table:table-cell>
          <table:table-cell office:value-type="string" calcext:value-type="string">
            <text:p>pro:obj</text:p>
          </table:table-cell>
        </table:table-row>
        <table:table-row table:style-name="ro2">
          <table:table-cell office:value-type="string" calcext:value-type="string">
            <text:p>../tcof/tcof-chi-phi-metaok/lea_anissa_cp_proin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phi-metaok/clara_mathilde_cm1_proinf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alexandre_tristan_cm2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./tcof/tcof-chi-phi-metaok/walid_logan_ce2_proinf.tei_corpo2.cpn.cex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phi-metaok/eva_kiyane_cp_proin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phi-metaok/gregori_hugo_cm2_proinf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phi-metaok/noemie_angeline_cm1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phi-metaok/ophlie_emel_ce2_proinf.tei_corpo2.cpn.cex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../tcof/tcof-chi-phi-metaok/antoine_quentin_cp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phi-metaok/elodie_charlotte_cm2_proinf.tei_corpo2.cpn.cex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phi-metaok/roxane_elena_cm2_proinf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phi-metaok/dany_flavien_cm1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phi-metaok/kenza_gabrielle_ce1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../tcof/tcof-chi-phi-metaok/louame_carla_cm2_proinf.tei_corpo2.cpn.cex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farah_vanessa_cp_proin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phi-metaok/ema_chiara_cp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../tcof/tcof-chi-phi-metaok/alexandre_lorraine_ce2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phi-metaok/gaetan_corentin_ce2_proinf.tei_corpo2.cpn.cex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axel_adam_cm1_proinf.tei_corpo2.cpn.cex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phi-metaok/robin_thibaut_cp_proinf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../tcof/tcof-chi-phi-metaok/thomas_allan_cp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../tcof/tcof-chi-phi-metaok/serena_fabien_ce1_proinf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../tcof/tcof-chi-phi-metaok/sarah_carla_cm2_proinf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valentine_camille_ce2_proin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./tcof/tcof-chi-phi-metaok/oceane_zoe_cp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xavier_thomas_cm2_proinf.tei_corpo2.cpn.cex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phi-metaok/laura_logan_cm1_proinf.tei_corpo2.cpn.cex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phi-metaok/lina_alexandre_cm1_proinf.tei_corpo2.cpn.cex 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phi-metaok/damien_benjamin_ce2_proinf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phi-metaok/sarah_julien_ce2_proin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amel_ophelia_cp_proin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phi-metaok/vincent_yvelise_ce2_proinf.tei_corpo2.cpn.cex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cassiope_anais_ce2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./tcof/tcof-chi-phi-metaok/amelie_mathieu_cm1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phi-metaok/hugo_julien_ce1_proin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phi-metaok/severine_camille_ce1_proin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../tcof/tcof-chi-phi-metaok/maxime_lucas_cm1_proinf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phi-metaok/sebastien_kevin_cm2_proinf.tei_corpo2.cpn.cex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pierre_yanis_ce1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./tcof/tcof-chi-phi-metaok/nolan_dylan_ce1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chloe_nathan_cm1_proinf.tei_corpo2.cpn.cex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phi-metaok/romain_mehdi_cp_proinf.tei_corpo2.cpn.cex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../tcof/tcof-chi-phi-metaok/sarah_celine_ce1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phi-metaok/aurelia_lea_cp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phi-metaok/yaelle_aurelia_cp_proin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phi-metaok/melissa_capucine_cp_proinf.tei_corpo2.cpn.cex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../tcof/tcof-chi-phi-metaok/benjamin_valentin_ce1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phi-metaok/pauline_mani_cp_proinf.tei_corpo2.cpn.cex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../tcof/tcof-chi-phi-metaok/julianne_laura_cm1_proin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phi-metaok/clemence_marine_ce2_proinf.tei_corpo2.cpn.cex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./tcof/tcof-chi-phi-metaok/maxime_cynthia_cm1_proinf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gregory_clement_cm2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phi-metaok/jeremy_kilian_cp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../tcof/tcof-chi-phi-metaok/valentin_manel_ce1_proinf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phi-metaok/marine_alicia_ce2_proinf.tei_corpo2.cpn.cex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../tcof/tcof-chi-phi-metaok/florent_tony_cm1_proinf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phi-metaok/maxime_pierre_ce1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phi-metaok/leandro_lucas_ce2_proinf.tei_corpo2.cpn.cex 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phi-metaok/marina_margaux_ce2_proinf.tei_corpo2.cpn.cex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../tcof/tcof-chi-phi-metaok/loic_theo_ce1_proinf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../tcof/tcof-chi-phi-metaok/mathieu_nicolas_ce2_proinf.tei_corpo2.cpn.cex 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phi-metaok/solene_sofia_cm1_proinf.tei_corpo2.cpn.cex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phi-metaok/yaelle_elena_cp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phi-metaok/arthur_paul_ce1_proinf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2:27:48.497865021</meta:creation-date>
    <dc:date>2020-12-04T12:29:43.603180591</dc:date>
    <meta:editing-duration>PT1M55S</meta:editing-duration>
    <meta:editing-cycles>1</meta:editing-cycles>
    <meta:document-statistic meta:table-count="1" meta:cell-count="1364" meta:object-count="0"/>
    <meta:generator>LibreOffice/6.0.7.3$Linux_X86_64 LibreOffice_project/00m0$Build-3</meta:generator>
  </office:meta>
</office:document-meta>
</file>